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1.045cm"/>
      <style:paragraph-properties style:writing-mode="lr-tb"/>
    </style:style>
    <style:style style:name="pr4" style:family="presentation" style:parent-style-name="SimpleDark1-outline1">
      <style:graphic-properties fo:min-height="10.895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172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EU F2F - Timing &amp; calibration</presentation:footer-decl>
      <presentation:date-time-decl presentation:name="dtd1" presentation:source="fixed">2024-06-04</presentation:date-time-decl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SSD online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Motivation + Review</text:p>
          </draw:text-box>
        </draw:frame>
        <draw:frame presentation:style-name="pr4" draw:text-style-name="P1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Require SSD online calibration for Phase II</text:p>
              </text:list-item>
              <text:list-item>
                <text:p>Enable monitoring + triggering on scintillators</text:p>
                <text:p/>
              </text:list-item>
              <text:list-item>
                <text:p>Propose rate-based algorithm for SSD online calibration</text:p>
              </text:list-item>
              <text:list-item>
                <text:p>First results on expected performances in <text:a xlink:href="https://auger.org/document-centre2/download/161-gap-notes-2024/5851-ga2024-23" xlink:type="simple">GAP2024-023</text:a></text:p>
                <text:list>
                  <text:list-item>
                    <text:p>Build algorithm from rate/threshold-relationship in muon histos</text:p>
                  </text:list-item>
                  <text:list-item>
                    <text:p>Bias resolution of ~6% for <text:span text:style-name="T1">all</text:span> SD-1500 stations </text:p>
                  </text:list-item>
                </text:list>
                <text:p/>
              </text:list-item>
              <text:list-item>
                <text:p><text:span text:style-name="T2">But! </text:span><text:span text:style-name="T3">Muon histos acquired from triggers in WCD</text:span></text:p>
                <text:list>
                  <text:list-item>
                    <text:p><text:span text:style-name="T3">Only have fraction of data measured by SSD (coincidences with WCD)</text:span></text:p>
                  </text:list-item>
                  <text:list-item>
                    <text:p><text:span text:style-name="T3">Hidden problems from adopting WCD systematics/calibr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WCD independent online calibration of the SSD</text:p>
          </draw:text-box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7.33cm" svg:height="7.062cm" svg:x="0.305cm" svg:y="4.344cm" presentation:class="title" presentation:user-transformed="true">
          <draw:text-box>
            <text:p><text:span text:style-name="T4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*, David Schmidt, Ricardo Sato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Introduction</text:span></text:p>
                </text:list-item>
                <text:list-item>
                  <text:p text:style-name="MP9"><text:span text:style-name="MT5">First point</text:span></text:p>
                  <text:list>
                    <text:list-item>
                      <text:p text:style-name="MP9"><text:span text:style-name="MT5">Discussion</text:span></text:p>
                    </text:list-item>
                  </text:list>
                </text:list-item>
                <text:list-item>
                  <text:p text:style-name="MP9"><text:span text:style-name="MT5">Second point</text:span></text:p>
                </text:list-item>
                <text:list-item>
                  <text:p text:style-name="MP9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46M</meta:editing-duration>
    <meta:editing-cycles>22</meta:editing-cycles>
    <meta:generator>LibreOffice/7.0.4.2$Linux_X86_64 LibreOffice_project/00$Build-2</meta:generator>
    <meta:initial-creator>Paul Filip</meta:initial-creator>
    <dc:date>2024-05-27T15:55:11.718575373</dc:date>
    <meta:document-statistic meta:object-count="57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